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style:font-name="Arial"/>
    </style:style>
    <style:style style:name="P2" style:family="paragraph" style:parent-style-name="Subtitle">
      <style:text-properties style:font-name="Arial" officeooo:paragraph-rsid="001e6d6c"/>
    </style:style>
    <style:style style:name="P3" style:family="paragraph" style:parent-style-name="Text_20_body">
      <style:text-properties style:font-name="Arial" officeooo:paragraph-rsid="001e6d6c"/>
    </style:style>
    <style:style style:name="P4" style:family="paragraph" style:parent-style-name="Heading_20_1">
      <style:text-properties style:font-name="Ari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Arial" fo:font-size="12pt" officeooo:rsid="001e6d6c" officeooo:paragraph-rsid="002c24ef" style:font-size-asian="12pt" style:font-size-complex="12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style:font-name="Arial" fo:font-size="12pt" officeooo:rsid="001e6d6c" officeooo:paragraph-rsid="002c24ef" style:font-size-asian="12pt" style:font-size-complex="12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style:font-name="Arial" fo:font-size="12pt" officeooo:rsid="001e6d6c" officeooo:paragraph-rsid="002bb18a" style:font-size-asian="12pt" style:font-size-complex="12pt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style:font-name="Arial" fo:font-size="12pt" officeooo:rsid="001e6d6c" officeooo:paragraph-rsid="002bb18a" style:font-size-asian="12pt" style:font-size-complex="12pt"/>
    </style:style>
    <style:style style:name="P10" style:family="paragraph" style:parent-style-name="Text_20_body" style:list-style-name="L2">
      <style:paragraph-properties fo:margin-top="0in" fo:margin-bottom="0in" style:contextual-spacing="false"/>
      <style:text-properties style:font-name="Arial" fo:font-size="12pt" officeooo:rsid="001e6d6c" officeooo:paragraph-rsid="002d9ee3" style:font-size-asian="12pt" style:font-size-complex="12pt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style:font-name="Arial" fo:font-size="12pt" officeooo:rsid="001e6d6c" officeooo:paragraph-rsid="002d9ee3" style:font-size-asian="12pt" style:font-size-complex="12pt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style:font-name="Arial" fo:font-size="12pt" officeooo:rsid="001e6d6c" style:font-size-asian="12pt" style:font-size-complex="12pt"/>
    </style:style>
    <style:style style:name="P13" style:family="paragraph" style:parent-style-name="Text_20_body" style:list-style-name="L2">
      <style:text-properties style:font-name="Arial" fo:font-size="12pt" officeooo:rsid="001e6d6c" officeooo:paragraph-rsid="002e0865" style:font-size-asian="12pt" style:font-size-complex="12pt"/>
    </style:style>
    <style:style style:name="T1" style:family="text">
      <style:text-properties officeooo:rsid="0029abf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" text:bullet-char="◦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1.2807in" text:min-label-width="0.1965in"/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co de Dados I</text:p>
      <text:p text:style-name="P2">Wladmir Cardoso Brandao</text:p>
      <text:p text:style-name="P3"/>
      <text:h text:style-name="P4" text:outline-level="1">Hands-On 0<text:span text:style-name="T1">4</text:span></text:h>
      <text:p text:style-name="P5"/>
      <text:list xml:id="list41224865" text:style-name="L1">
        <text:list-item>
          <text:p text:style-name="P6">Projetar o primeiro nome e o último nome dos atores de sexo feminino.<text:line-break/><text:line-break/>A = σ gender = 'F' ( actors )</text:p>
          <text:p text:style-name="P6">π first_name, last_name ( A )<text:line-break/></text:p>
        </text:list-item>
        <text:list-item text:style-override="L2">
          <text:p text:style-name="P7">Projetar o nome dos filmes com ano superior à 1999.<text:line-break/><text:line-break/>A = σ year &gt; 1999 ( movies )</text:p>
          <text:p text:style-name="P6">π name ( A )<text:line-break/></text:p>
        </text:list-item>
        <text:list-item text:style-override="L2">
          <text:p text:style-name="P8">Projetar o nome do filme e o nome do diretor de cada filme.</text:p>
          <text:p text:style-name="P9"><text:line-break/>X = ρ idMovie ← id ( movies )</text:p>
          <text:p text:style-name="P9">A = X ⨝ idMovie = movie_id movies_directors</text:p>
          <text:p text:style-name="P9">B = A ⨝ director_id = id directors</text:p>
          <text:p text:style-name="P9">π name, first_name, last_name ( B )<text:line-break/></text:p>
        </text:list-item>
        <text:list-item text:style-override="L2">
          <text:p text:style-name="P10">Projetar o nome do filme, nome do ator e o papel que cada ator teve no filme para filmes com ranking acima da nota 6.<text:line-break/><text:line-break/>Y = σ rank &gt; 6 ( movies )</text:p>
          <text:p text:style-name="P11">X = ρ idMovie ← id ( Y )</text:p>
          <text:p text:style-name="P11">A = X ⨝ idMovie = movie_id roles</text:p>
          <text:p text:style-name="P11">B = A ⨝ actor_id = id actors</text:p>
          <text:p text:style-name="P11">π name, first_name, last_name, role ( B )<text:line-break/></text:p>
        </text:list-item>
        <text:list-item text:style-override="L2">
          <text:p text:style-name="P10">Projetar o nome do diretor e o número de filmes que cada diretor dirigiu.</text:p>
          <text:p text:style-name="P11"/>
          <text:p text:style-name="P11">A = γ director_id;count(movie_id) → Total ( movies_directors )</text:p>
          <text:p text:style-name="P11">B = A ⨝ director_id = id directors</text:p>
          <text:p text:style-name="P11">π first_name, last_name, Total ( B )<text:line-break/></text:p>
        </text:list-item>
        <text:list-item text:style-override="L2">
          <text:p text:style-name="P12"><text:soft-page-break/>Projetar o gênero e o número de filmes de cada gênero.<text:line-break/><text:line-break/>γ genre; count(movie_id) → Total ( movies_genres )<text:line-break/></text:p>
        </text:list-item>
        <text:list-item text:style-override="L2">
          <text:p text:style-name="P13">Projetar o gênero, o ranking (nota) médio, mínimo e máximo dos filmes do gênero. <text:line-break/><text:line-break/>A = movies ⨝ id = movie_id movies_genres<text:line-break/>γ genre; avg(rank) → Medio, min(rank) → Minimo, max(rank) → Maximo ( A 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45:04.862555238</meta:creation-date>
    <dc:date>2025-10-02T01:34:04.508283411</dc:date>
    <meta:editing-duration>PT21M42S</meta:editing-duration>
    <meta:editing-cycles>6</meta:editing-cycles>
    <meta:generator>LibreOffice/25.8.1.1$Linux_X86_64 LibreOffice_project/580$Build-1</meta:generator>
    <meta:document-statistic meta:table-count="0" meta:image-count="0" meta:object-count="0" meta:page-count="2" meta:paragraph-count="23" meta:word-count="273" meta:character-count="1269" meta:non-whitespace-character-count="1013"/>
  </office:meta>
</office:document-meta>
</file>